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91.32mm" svg:y="1mm">
            <loext:p draw:notify-on-update-of-ranges="Sheet1.B1:Sheet1.B18 Sheet1.D1:Sheet1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0.04mm" svg:y="102.99mm">
            <loext:p draw:notify-on-update-of-ranges="Sheet1.B24:Sheet1.B38 Sheet1.D24:Sheet1.D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113.16mm" svg:y="200.54mm">
            <loext:p draw:notify-on-update-of-ranges="Sheet1.B45:Sheet1.B60 Sheet1.D45:Sheet1.D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06:03:32.956507600</meta:creation-date>
    <dc:date>2020-06-12T06:09:28.099485881</dc:date>
    <meta:editing-duration>PT5M58S</meta:editing-duration>
    <meta:editing-cycles>1</meta:editing-cycles>
    <meta:document-statistic meta:table-count="1" meta:cell-count="196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1:Sheet1.B18 Sheet1.D1:Sheet1.D18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8" chart:class="chart:scatter">
            <chart:domain table:cell-range-address="Sheet1.B1:Sheet1.B18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1:Sheet1.B18</svg:desc>
                </draw:g>
              </table:table-cell>
              <table:table-cell office:value-type="float" office:value="9">
                <text:p>9</text:p>
                <draw:g>
                  <svg:desc>Sheet1.D1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24:Sheet1.B38 Sheet1.D24:Sheet1.D38" svg:x="0.793cm" svg:y="0.231cm" svg:width="12.506cm" svg:height="8.638cm">
          <chartooo:coordinate-region svg:x="1.414cm" svg:y="0.43cm" svg:width="11.699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4:Sheet1.D38" chart:class="chart:scatter">
            <chart:domain table:cell-range-address="Sheet1.B24:Sheet1.B38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24:Sheet1.B38</svg:desc>
                </draw:g>
              </table:table-cell>
              <table:table-cell office:value-type="float" office:value="9">
                <text:p>9</text:p>
                <draw:g>
                  <svg:desc>Sheet1.D24:Sheet1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B45:Sheet1.B60 Sheet1.D45:Sheet1.D60" svg:x="0.319cm" svg:y="0.18cm" svg:width="12.508cm" svg:height="8.646cm">
          <chartooo:coordinate-region svg:x="0.755cm" svg:y="0.379cm" svg:width="11.70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5:Sheet1.D60" chart:class="chart:scatter">
            <chart:domain table:cell-range-address="Sheet1.B45:Sheet1.B60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45:Sheet1.B60</svg:desc>
                </draw:g>
              </table:table-cell>
              <table:table-cell office:value-type="float" office:value="9">
                <text:p>9</text:p>
                <draw:g>
                  <svg:desc>Sheet1.D45:Sheet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